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oogle Sans" svg:font-family="'Google Sans', Roboto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font-size="13pt" style:font-size-asian="13pt" style:font-size-complex="13pt"/>
    </style:style>
    <style:style style:name="P3" style:family="paragraph" style:parent-style-name="normal">
      <style:paragraph-properties fo:line-height="115%"/>
    </style:style>
    <style:style style:name="P4" style:family="paragraph" style:parent-style-name="normal">
      <style:paragraph-properties fo:text-align="center" style:justify-single-word="false"/>
      <style:text-properties fo:font-variant="normal" fo:text-transform="none" fo:color="#1f1f1f" style:font-name="Google Sans" fo:font-size="10.5pt" fo:letter-spacing="normal" fo:font-style="normal" fo:font-weight="bold"/>
    </style:style>
    <style:style style:name="P5" style:family="paragraph" style:parent-style-name="normal">
      <style:paragraph-properties fo:line-height="115%"/>
      <style:text-properties officeooo:rsid="00090b69" officeooo:paragraph-rsid="00090b69"/>
    </style:style>
    <style:style style:name="P6" style:family="paragraph" style:parent-style-name="normal" style:list-style-name="WWNum1">
      <style:paragraph-properties fo:margin-left="1.27cm" fo:margin-right="0cm" fo:text-indent="-0.635cm" style:auto-text-indent="false"/>
    </style:style>
    <style:style style:name="P7" style:family="paragraph" style:parent-style-name="normal" style:list-style-name="WWNum2">
      <style:paragraph-properties fo:margin-left="1.27cm" fo:margin-right="0cm" fo:line-height="150%" fo:text-indent="-0.635cm" style:auto-text-indent="false"/>
    </style:style>
    <style:style style:name="P8" style:family="paragraph" style:parent-style-name="normal">
      <style:paragraph-properties fo:margin-left="0cm" fo:margin-right="0cm" fo:text-indent="0cm" style:auto-text-indent="false"/>
    </style:style>
    <style:style style:name="P9" style:family="paragraph" style:parent-style-name="normal">
      <style:paragraph-properties fo:margin-left="0cm" fo:margin-right="0cm" fo:line-height="150%" fo:text-indent="0cm" style:auto-text-indent="false"/>
    </style:style>
    <style:style style:name="P10" style:family="paragraph" style:parent-style-name="normal" style:master-page-name="Standard">
      <style:paragraph-properties fo:text-align="center" style:justify-single-word="false" style:page-number="1"/>
      <style:text-properties officeooo:rsid="0006171c" officeooo:paragraph-rsid="0006171c"/>
    </style:style>
    <style:style style:name="P11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07d0aa" style:font-weight-asian="bold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12pt" fo:font-weight="bold" officeooo:rsid="00090b69" style:font-size-asian="12pt" style:font-weight-asian="bold" style:font-size-complex="12pt"/>
    </style:style>
    <style:style style:name="T7" style:family="text">
      <style:text-properties fo:color="#38761d" fo:font-size="12pt" fo:font-weight="bold" style:font-size-asian="12pt" style:font-weight-asian="bold" style:font-size-complex="12pt"/>
    </style:style>
    <style:style style:name="T8" style:family="text">
      <style:text-properties style:text-underline-style="none"/>
    </style:style>
    <style:style style:name="T9" style:family="text">
      <style:text-properties officeooo:rsid="0007d0aa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Barbara Costa Oliveira</text:span></text:p>
      <text:p text:style-name="P1"><text:span text:style-name="T2">(</text:span><text:span text:style-name="T3">12</text:span><text:span text:style-name="T2">) </text:span><text:span text:style-name="T3">6870</text:span><text:span text:style-name="T2">-1</text:span><text:span text:style-name="T3">098</text:span></text:p>
      <text:p text:style-name="P4"><text:span text:style-name="T4">costa.oliveira.barbara@escola.pr.gov.br</text:span></text:p>
      <text:p text:style-name="P1"><text:span text:style-name="T2">Linkedin:</text:span> @<text:span text:style-name="T9">lunnaw</text:span></text:p>
      <text:p text:style-name="normal"><draw:rect text:anchor-type="as-char" style:rel-width="100%" draw:z-index="0" draw:style-name="gr1" draw:text-style-name="P11" svg:width="16.511cm" svg:height="0.054cm"><text:p/></draw:rect></text:p>
      <text:p text:style-name="P2"/>
      <text:p text:style-name="P3"><text:span text:style-name="T5">OBJETIVO</text:span></text:p>
      <text:p text:style-name="P3">Descreva o que você quer, o que almeja como objetivo profissional. Aqui também é interessante adicionar o que já fez que é relacionado com este objetivo e quais são suas motivações em querer trabalhar com isso.</text:p>
      <text:p text:style-name="P5">Eu almejo trabalhar como professora em alguma universide. Já comesei ajudando o meu colegio</text:p>
      <text:p text:style-name="normal"/>
      <text:p text:style-name="normal"><text:span text:style-name="T5">FORMAÇÃO ACADÊMICA</text:span></text:p>
      <text:p text:style-name="normal">Nome do seu colégio/faculdade - ano letivo(se concluiu ou ainda está cursando)</text:p>
      <text:p text:style-name="normal"/>
      <text:p text:style-name="normal"/>
      <text:p text:style-name="normal"><text:span text:style-name="T5">PROJETOS </text:span><text:span text:style-name="T7">(será um bom diferencial, principalmente caso não tenha experiência profissional)</text:span></text:p>
      <text:p text:style-name="normal">Nome do projeto 1</text:p>
      <text:p text:style-name="normal">Descrição: escrever brevemente sobre o seu projeto, quais foram as tecnologias utilizadas, como foi feito, quais foram os desafios.</text:p>
      <text:p text:style-name="normal"/>
      <text:p text:style-name="normal">Nome do projeto 2</text:p>
      <text:p text:style-name="normal">Descrição: escrever brevemente sobre o seu projeto, quais foram as tecnologias utilizadas, como foi feito, quais foram os desafios.</text:p>
      <text:p text:style-name="normal"/>
      <text:p text:style-name="normal">Você poderá adicionar seu portfólio nesta seção, por exemplo, seu perfil no GitHub. </text:p>
      <text:p text:style-name="normal"/>
      <text:p text:style-name="normal"><text:span text:style-name="T5">TECNOLOGIAS </text:span><text:span text:style-name="T7">(aqui você lista as tecnologias, ferramentas e linguagens que você conhece)</text:span></text:p>
      <text:list xml:id="list3875334591" text:style-name="WWNum1">
        <text:list-item>
          <text:p text:style-name="P6">Linguagem I</text:p>
        </text:list-item>
        <text:list-item>
          <text:p text:style-name="P6">Linguagem II</text:p>
        </text:list-item>
        <text:list-item>
          <text:p text:style-name="P6">Ferramenta I …</text:p>
        </text:list-item>
      </text:list>
      <text:p text:style-name="P8"/>
      <text:p text:style-name="P8"/>
      <text:p text:style-name="P8"><text:span text:style-name="T5">EXPERIÊNCIA PROFISSIONAL</text:span></text:p>
      <text:p text:style-name="P8">Aqui você deverá descrever brevemente sobre suas experiências profissionais. Caso você não tenha nenhuma, poderá retirar esta seção. <text:s/>No campo<text:span text:style-name="T2"> Atividades</text:span>, prefira listar por tópicos. Organize suas experiências partindo do ano mais recente até o mais antigo. </text:p>
      <text:p text:style-name="P8">Além disso, serve como exemplo de experiência profissional os locais em que você fez: estágio, freela, voluntariado ou trabalho formal.</text:p>
      <text:p text:style-name="P8"/>
      <text:p text:style-name="P9"><text:soft-page-break/><text:span text:style-name="T2">Nome do lugar que você teve sua experiência profissional</text:span> (ano de início - ano fim)</text:p>
      <text:p text:style-name="P9"><text:span text:style-name="T2">Cargo:</text:span> caso tenha tido</text:p>
      <text:p text:style-name="P9"><text:span text:style-name="T2">Atividades:</text:span></text:p>
      <text:list xml:id="list1551328042" text:style-name="WWNum2">
        <text:list-item>
          <text:p text:style-name="P7">Atividade 1: descrição resumida</text:p>
        </text:list-item>
        <text:list-item>
          <text:p text:style-name="P7">Atividade 2: descrição resumida</text:p>
        </text:list-item>
        <text:list-item>
          <text:p text:style-name="P7">Atividade 3: descrição resumida</text:p>
        </text:list-item>
      </text:list>
      <text:p text:style-name="P8"/>
      <text:p text:style-name="P8"><text:span text:style-name="T5">CURSOS | CERTIFICAÇÕES</text:span></text:p>
      <text:p text:style-name="P8">Nome do curso - Lugar onde fez - (ano de início - ano fim)</text:p>
      <text:p text:style-name="P8"/>
      <text:p text:style-name="P8"><text:span text:style-name="T5">IDIOMAS</text:span></text:p>
      <text:p text:style-name="P8">Liste aqui, informando o nível(iniciante, intermediário,avançado), quais idiomas você possui conhecimento.</text:p>
      <text:p text:style-name="P8"><text:span text:style-name="T2">Idioma</text:span> - lugar onde fez (ano de início - ano fim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oogle Sans" svg:font-family="'Google Sans', Roboto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1-01T14:15:09.101787863</dc:date>
    <meta:editing-duration>PT11M2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34" meta:word-count="299" meta:character-count="1964" meta:non-whitespace-character-count="1701"/>
  </office:meta>
</office:document-meta>
</file>